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</style:style>
    <style:style style:name="P8" style:family="paragraph" style:parent-style-name="UrbanBody">
      <style:paragraph-properties fo:text-align="justify" style:justify-single-word="false"/>
      <style:text-properties style:font-name="Calibri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835db" style:font-size-asian="12pt" style:font-weight-asian="normal" style:font-size-complex="12pt" style:font-weight-complex="normal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1"><draw:text-box fo:min-height="2.0575in"><text:p text:style-name="P5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</draw:text-box></draw:frame></text:p>
      <text:p text:style-name="P1"/>
      <text:p text:style-name="P1"/>
      <text:p text:style-name="P1"><draw:frame draw:style-name="fr2" draw:name="Cadre1" text:anchor-type="paragraph" svg:x="3.578in" svg:y="0.1244in" svg:width="3.0043in" svg:height="1.2571in" draw:z-index="2"><draw:text-box><text:p text:style-name="P9"><text:span text:style-name="T6"><text:conditional-text text:condition="ooow:&quot;view.do_mailing()&quot;" text:string-value-if-true="&quot;mailed_data.personTitle&quot;" text:string-value-if-false="">mailed_data.personTitle</text:conditional-text></text:span><text:span text:style-name="T3"> 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3"> 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3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3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10"><text:span text:style-name="T11">do text</text:span></text:p><text:p text:style-name="P10"><text:span text:style-name="T11">from document(at=references, format='odt')</text:span></text:p></office:annotation><text:span text:style-name="T2">Import depuis references.odt</text:span></text:p></draw:text-box></draw:frame></text:p>
      <text:p text:style-name="P4">INFORMATION RELATIVE A LA PROROGATION DE VOTRE DEMANDE DE PERMIS D'URBANISME</text:p>
      <text:p text:style-name="P7"/>
      <text:p text:style-name="P7"/>
      <text:p text:style-name="P7"><office:annotation><dc:creator>Gauthier Bastien</dc:creator><dc:date>2011-02-16T16:12:24</dc:date><text:p text:style-name="P10"><text:span text:style-name="T10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9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7"><text:span text:style-name="T1">Objet :</text:span> <text:text-input text:description="Objet des travaux">licence_helper.licenceSubject</text:text-input></text:p>
      <text:p text:style-name="P7"><text:span text:style-name="T1">Situation :</text:span> <text:text-input text:description="Situation des travaux">self.getWorkLocationSignaletic()</text:text-input></text:p>
      <text:p text:style-name="P7"><text:span text:style-name="T1">Référence cadastrale :</text:span> <text:text-input text:description="Bien-Parcelles">licence_view.get_parcels()</text:text-input></text:p>
      <text:p text:style-name="P7"/>
      <text:p text:style-name="P7"/>
      <text:p text:style-name="P7"><office:annotation><dc:creator>Gauthier Bastien</dc:creator><dc:date>2011-02-21T09:23:46</dc:date><text:p text:style-name="P10"><text:span text:style-name="T8">do text if len(self.getArchitects()) == 1</text:span></text:p></office:annotation><text:text-input text:description="Titre du demandeur">self.getArchitects()[0].getPersonTitleValue()</text:text-input>,</text:p>
      <text:p text:style-name="P7"><office:annotation><dc:creator>Gauthier Bastien</dc:creator><dc:date>2011-02-21T09:23:46</dc:date><text:p text:style-name="P10"><text:span text:style-name="T8">do text if len(self.getArchitects()) &gt; 1</text:span></text:p></office:annotation><text:span text:style-name="T4">&lt;%Titre%&gt;</text:span>,</text:p>
      <text:p text:style-name="P7"/>
      <text:p text:style-name="P7">Par la présente, nous vous informons que notre Collège Communal du ... a décidé de proroger de 30 jours le délai d'instruction de votre demande de permis et ce, conformément à l'article D.IV.46 du Code de Développement Territorial.</text:p>
      <text:p text:style-name="P7"/>
      <text:p text:style-name="P7"><office:annotation><dc:creator>Gauthier Bastien</dc:creator><dc:date>2011-02-21T09:23:46</dc:date><text:p text:style-name="P10"><text:span text:style-name="T8">do text if not len(self.getArchitects()) &gt; 1</text:span></text:p></office:annotation>Demeurant à votre disposition, nous vous prions d'agréer, <text:text-input text:description="Titre du demandeur">self.getArchitects()[0].getPersonTitleValue()</text:text-input>, nos salutations distinguées.</text:p>
      <text:p text:style-name="P6"><office:annotation><dc:creator>Gauthier Bastien</dc:creator><dc:date>2011-02-21T09:23:46</dc:date><text:p text:style-name="P10"><text:span text:style-name="T8">do text if len(self.getArchitects()) &gt; 1</text:span></text:p></office:annotation>Demeurant à votre disposition, nous vous prions d'agréer, <text:span text:style-name="T4">&lt;%Titre%&gt;</text:span>, nos salutations distinguées.</text:p>
      <text:p text:style-name="P6"/>
      <text:p text:style-name="P6"/>
      <text:p text:style-name="P6"/>
      <text:p text:style-name="P8"><office:annotation><dc:creator>Gauthier Bastien</dc:creator><dc:date>2011-01-13T14:56:41</dc:date><text:p text:style-name="P10"><text:span text:style-name="T7">do text</text:span></text:p><text:p text:style-name="P10"><text:span text:style-name="T7">from document(at=signature, format='odt')</text:span></text:p></office:annotation>Import depuis signature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8-11-05T14:12:05.200556610</dc:date>
    <meta:editing-duration>PT2H59M31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23" meta:character-count="1035" meta:non-whitespace-character-count="943"/>
  </office:meta>
</office:document-meta>
</file>